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cm" draw:marker-start="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5" style:family="graphic" style:parent-style-name="objectwithoutfill">
      <style:graphic-properties svg:stroke-width="0.1cm" svg:stroke-color="#dd4814" draw:marker-start="Arrow" draw:marker-start-width="0.6cm" draw:marker-end="Arrow" draw:marker-end-width="0.6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dd4814" draw:marker-start="" draw:marker-start-width="0.6cm" draw:marker-end="Arrow" draw:marker-end-width="0.6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Ubuntu"/>
    </style:style>
    <style:style style:name="P3" style:family="paragraph">
      <style:paragraph-properties fo:text-align="center"/>
      <style:text-properties style:font-name="Ubuntu" fo:font-size="14pt" style:font-size-asian="14pt" style:font-size-complex="14pt"/>
    </style:style>
    <style:style style:name="T1" style:family="text">
      <style:text-properties style:font-name="Ubuntu"/>
    </style:style>
    <style:style style:name="T2" style:family="text">
      <style:text-properties style:font-name="Ubuntu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2.91cm" svg:height="3.5cm" svg:x="3.9cm" svg:y="9.653cm">
          <text:p text:style-name="P1"><text:span text:style-name="T1">postgr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2" xml:id="id5" draw:id="id5" draw:layer="layout" svg:width="2.91cm" svg:height="3.5cm" svg:x="7.149cm" svg:y="9.653cm">
          <text:p text:style-name="P1"><text:span text:style-name="T1">redi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2" xml:id="id7" draw:id="id7" draw:layer="layout" svg:width="3.301cm" svg:height="3.301cm" svg:x="13.652cm" svg:y="9.653cm">
          <text:p text:style-name="P1"><text:span text:style-name="T1">ngin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1" draw:id="id1" draw:layer="layout" svg:width="2.5cm" svg:height="2.5cm" svg:x="23.454cm" svg:y="15.1cm">
          <text:p text:style-name="P1"><text:span text:style-name="T2">supervis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11" draw:id="id11" draw:layer="layout" svg:width="2.5cm" svg:height="2.5cm" svg:x="23.262cm" svg:y="4.6cm">
          <text:p text:style-name="P1"><text:span text:style-name="T2">cele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3.301cm" svg:height="3.301cm" svg:x="20.519cm" svg:y="9.653cm">
          <text:p text:style-name="P1"><text:span text:style-name="T1">uwsg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line-skew="-0.357cm" svg:x1="24.704cm" svg:y1="15.1cm" svg:x2="22.17cm" svg:y2="12.954cm" draw:start-shape="id1" draw:start-glue-point="4" draw:end-shape="id2" draw:end-glue-point="8" svg:d="M24704 15100v-1430h-2534v-716" svg:viewBox="0 0 2535 2147">
          <text:p/>
        </draw:connector>
        <draw:custom-shape draw:style-name="gr1" draw:text-style-name="P2" xml:id="id6" draw:id="id6" draw:layer="layout" svg:width="2.91cm" svg:height="3.5cm" svg:x="10.408cm" svg:y="9.653cm">
          <text:p text:style-name="P1"><text:span text:style-name="T1">elastic</text:span></text:p>
          <text:p text:style-name="P1"><text:span text:style-name="T1">search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3" xml:id="id3" draw:id="id3" draw:layer="layout" svg:width="2.5cm" svg:height="2.5cm" svg:x="8.06cm" svg:y="17.5cm">
          <text:p text:style-name="P1"><text:span text:style-name="T2">upstart</text:span></text:p>
          <text:p text:style-name="P1"><text:span text:style-name="T2">or</text:span></text:p>
          <text:p text:style-name="P1"><text:span text:style-name="T2">system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line-skew="0.983cm" svg:x1="9.31cm" svg:y1="17.5cm" svg:x2="5.355cm" svg:y2="13.153cm" draw:start-shape="id3" draw:start-glue-point="4" draw:end-shape="id4" draw:end-glue-point="7" svg:d="M9310 17500v-1190h-3955v-3157" svg:viewBox="0 0 3956 4348">
          <text:p/>
        </draw:connector>
        <draw:connector draw:style-name="gr2" draw:text-style-name="P1" draw:layer="layout" draw:line-skew="0.983cm" svg:x1="9.31cm" svg:y1="17.5cm" svg:x2="8.604cm" svg:y2="13.153cm" draw:start-shape="id3" draw:start-glue-point="4" draw:end-shape="id5" draw:end-glue-point="7" svg:d="M9310 17500v-1190h-706v-3157" svg:viewBox="0 0 707 4348">
          <text:p/>
        </draw:connector>
        <draw:connector draw:style-name="gr2" draw:text-style-name="P1" draw:layer="layout" draw:line-skew="0.983cm" svg:x1="9.31cm" svg:y1="17.5cm" svg:x2="11.863cm" svg:y2="13.153cm" draw:start-shape="id3" draw:start-glue-point="4" draw:end-shape="id6" svg:d="M9310 17500v-1190h2553v-3157" svg:viewBox="0 0 2554 4348">
          <text:p/>
        </draw:connector>
        <draw:connector draw:style-name="gr2" draw:text-style-name="P1" draw:layer="layout" draw:line-skew="1.083cm" svg:x1="9.31cm" svg:y1="17.5cm" svg:x2="15.302cm" svg:y2="12.954cm" draw:start-shape="id3" draw:start-glue-point="4" draw:end-shape="id7" svg:d="M9310 17500v-1190h5992v-3356" svg:viewBox="0 0 5993 4547">
          <text:p/>
        </draw:connector>
        <draw:custom-shape draw:style-name="gr3" draw:text-style-name="P2" xml:id="id8" draw:id="id8" draw:layer="layout" svg:width="6.864cm" svg:height="1.126cm" svg:x="18.722cm" svg:y="1.008cm">
          <text:p text:style-name="P1"><text:span text:style-name="T1">python/django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line-skew="1.109cm" svg:x1="22.17cm" svg:y1="9.653cm" svg:x2="22.154cm" svg:y2="2.134cm" draw:start-shape="id2" draw:start-glue-point="4" draw:end-shape="id8" draw:end-glue-point="2" svg:d="M22170 9653v-2651h-16v-4868" svg:viewBox="0 0 17 7520">
          <text:p/>
        </draw:connector>
        <draw:custom-shape draw:style-name="gr1" draw:text-style-name="P3" xml:id="id9" draw:id="id9" draw:layer="layout" svg:width="2.5cm" svg:height="2.5cm" svg:x="26.154cm" svg:y="9.653cm">
          <text:p text:style-name="P1"><text:span text:style-name="T2">nodej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line-skew="0.043cm" svg:x1="24.704cm" svg:y1="15.1cm" svg:x2="27.404cm" svg:y2="12.153cm" draw:start-shape="id1" draw:start-glue-point="4" draw:end-shape="id9" svg:d="M24704 15100v-1430h2700v-1517" svg:viewBox="0 0 2701 2948">
          <text:p/>
        </draw:connector>
        <draw:custom-shape draw:style-name="gr1" draw:text-style-name="P3" xml:id="id10" draw:id="id10" draw:layer="layout" svg:width="2.5cm" svg:height="2.5cm" svg:x="26.154cm" svg:y="4.6cm">
          <text:p text:style-name="P1"><text:span text:style-name="T2">stats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7.404cm" svg:y1="9.653cm" svg:x2="27.404cm" svg:y2="7.1cm" draw:start-shape="id9" draw:start-glue-point="4" draw:end-shape="id10" draw:end-glue-point="8" svg:d="M27404 9653v-2553" svg:viewBox="0 0 1 2554">
          <text:p/>
        </draw:connector>
        <draw:connector draw:style-name="gr2" draw:text-style-name="P1" draw:layer="layout" svg:x1="23.82cm" svg:y1="11.304cm" svg:x2="24.512cm" svg:y2="7.1cm" draw:start-shape="id2" draw:start-glue-point="10" draw:end-shape="id11" draw:end-glue-point="8" svg:d="M23820 11304h692v-4204" svg:viewBox="0 0 693 4205">
          <text:p/>
        </draw:connector>
        <draw:custom-shape draw:style-name="gr3" draw:text-style-name="P2" xml:id="id12" draw:id="id12" draw:layer="layout" svg:width="6.864cm" svg:height="1.126cm" svg:x="14.642cm" svg:y="18.874cm">
          <text:p text:style-name="P1"><text:span text:style-name="T1">http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18.074cm" svg:y1="18.874cm" svg:x2="16.953cm" svg:y2="11.304cm" draw:start-shape="id12" draw:start-glue-point="0" draw:end-shape="id7" draw:end-glue-point="10" svg:d="M18074 18874c0-5047-373-7570-1121-7570" svg:viewBox="0 0 1122 7571">
          <text:p/>
        </draw:connector>
        <draw:connector draw:style-name="gr6" draw:text-style-name="P1" draw:layer="layout" draw:type="curve" svg:x1="20.519cm" svg:y1="11.304cm" svg:x2="18.722cm" svg:y2="1.571cm" draw:start-shape="id2" draw:start-glue-point="6" draw:end-shape="id8" draw:end-glue-point="3" svg:d="M20519 11304c-3447 0-2548-9733-1797-9733" svg:viewBox="0 0 2493 9734">
          <text:p/>
        </draw:connector>
        <draw:custom-shape draw:style-name="gr3" draw:text-style-name="P2" xml:id="id13" draw:id="id13" draw:layer="layout" svg:width="6.864cm" svg:height="1.126cm" svg:x="7.904cm" svg:y="1.008cm">
          <text:p text:style-name="P1"><text:span text:style-name="T1">files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draw:line-skew="-0.326cm" svg:x1="16.953cm" svg:y1="11.304cm" svg:x2="14.768cm" svg:y2="1.571cm" draw:start-shape="id7" draw:start-glue-point="10" draw:end-shape="id13" draw:end-glue-point="1" svg:d="M16953 11304c262 0 1355-9733-2185-9733" svg:viewBox="0 0 2551 9734">
          <text:p/>
        </draw:connector>
        <draw:custom-shape draw:style-name="gr1" draw:text-style-name="P3" xml:id="id14" draw:id="id14" draw:layer="layout" svg:width="2.5cm" svg:height="2.5cm" svg:x="1cm" svg:y="9.653cm">
          <text:p text:style-name="P1"><text:span text:style-name="T2">salt</text:span></text:p>
          <text:p text:style-name="P1"><text:span text:style-name="T2">min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line-skew="1.483cm" svg:x1="9.31cm" svg:y1="17.5cm" svg:x2="2.25cm" svg:y2="12.153cm" draw:start-shape="id3" draw:start-glue-point="4" draw:end-shape="id14" draw:end-glue-point="8" svg:d="M9310 17500v-1190h-7060v-4157" svg:viewBox="0 0 7061 5348">
          <text:p/>
        </draw:connector>
        <draw:connector draw:style-name="gr5" draw:text-style-name="P1" draw:layer="layout" draw:type="curve" svg:x1="20.519cm" svg:y1="11.304cm" svg:x2="16.953cm" svg:y2="11.304cm" draw:start-shape="id2" draw:start-glue-point="6" draw:end-shape="id7" draw:end-glue-point="10" svg:d="M20519 11304h-3566" svg:viewBox="0 0 3567 1">
          <text:p/>
        </draw:connector>
        <draw:connector draw:style-name="gr2" draw:text-style-name="P1" draw:layer="layout" svg:x1="9.31cm" svg:y1="17.5cm" svg:x2="23.454cm" svg:y2="16.35cm" draw:start-shape="id3" draw:start-glue-point="4" draw:end-shape="id1" svg:d="M9310 17500v-1150h14144" svg:viewBox="0 0 14145 11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trick </meta:initial-creator>
    <meta:creation-date>2014-09-14T21:44:07.352321186</meta:creation-date>
    <dc:date>2014-09-15T10:30:02.302992997</dc:date>
    <dc:creator>patrick </dc:creator>
    <meta:editing-duration>PT1H5M2S</meta:editing-duration>
    <meta:editing-cycles>21</meta:editing-cycles>
    <meta:generator>LibreOffice/4.2.6.3$Linux_X86_64 LibreOffice_project/420m0$Build-3</meta:generator>
    <meta:document-statistic meta:object-count="29"/>
  </office:meta>
</office:document-meta>
</file>